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e63" officeooo:paragraph-rsid="001b5e63"/>
    </style:style>
    <style:style style:name="P2" style:family="paragraph" style:parent-style-name="Standard">
      <style:text-properties fo:font-weight="bold" officeooo:rsid="001d5450" officeooo:paragraph-rsid="001d5450" style:font-weight-asian="bold" style:font-weight-complex="bold"/>
    </style:style>
    <style:style style:name="P3" style:family="paragraph" style:parent-style-name="Standard">
      <style:text-properties fo:font-weight="bold" officeooo:rsid="001d5450" officeooo:paragraph-rsid="001f4d8a" style:font-weight-asian="bold" style:font-weight-complex="bold"/>
    </style:style>
    <style:style style:name="P4" style:family="paragraph" style:parent-style-name="Standard">
      <style:text-properties fo:font-weight="normal" officeooo:rsid="001d5450" officeooo:paragraph-rsid="001d5450" style:font-weight-asian="normal" style:font-weight-complex="normal"/>
    </style:style>
    <style:style style:name="P5" style:family="paragraph" style:parent-style-name="Standard">
      <style:text-properties officeooo:rsid="001b5e63" officeooo:paragraph-rsid="001b5e63"/>
    </style:style>
    <style:style style:name="P6" style:family="paragraph" style:parent-style-name="Standard">
      <style:text-properties officeooo:rsid="001b5e63" officeooo:paragraph-rsid="001f4d8a"/>
    </style:style>
    <style:style style:name="T1" style:family="text">
      <style:text-properties officeooo:rsid="001f4d8a"/>
    </style:style>
    <style:style style:name="T2" style:family="text">
      <style:text-properties fo:font-weight="normal" officeooo:rsid="001f4d8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ranslational control</text:p>
      <text:p text:style-name="P1"/>
      <text:p text:style-name="P1">Name of the variable</text:p>
      <text:p text:style-name="P1"/>
      <text:p text:style-name="P2">Gate 2:</text:p>
      <text:p text:style-name="P6">Point the camera at some angle</text:p>
      <text:p text:style-name="P3"><text:span text:style-name="T2">snapdragon – obstacle detection.</text:span> <text:s/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32:47.532591394</meta:creation-date>
    <dc:date>2019-03-07T14:29:22.164845434</dc:date>
    <meta:editing-duration>PT17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7" meta:character-count="112" meta:non-whitespace-character-count="97"/>
  </office:meta>
</office:document-meta>
</file>